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Bengali1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Bengali1" style:font-size-complex="12pt" style:language-complex="bn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Bengali" style:font-family-complex="'Lohit Bengal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thagata Bhattacharjee</meta:initial-creator>
    <meta:creation-date>2023-06-20T18:02:20.899546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